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90000001B6CA9C0069CA83B16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" svg:font-family="Cali"/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808080" style:text-line-through-style="none" style:text-line-through-type="none" style:font-name="Liberation Serif" fo:font-size="22pt" fo:font-style="normal" style:text-underline-style="none" fo:font-weight="bold" officeooo:paragraph-rsid="000517ce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cccccc" style:text-line-through-style="none" style:text-line-through-type="none" style:font-name="Caladea" fo:font-size="13pt" fo:font-style="normal" style:text-underline-style="none" fo:font-weight="normal" officeooo:paragraph-rsid="000517ce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color="#cccccc" style:font-name="Caladea" officeooo:paragraph-rsid="000517ce"/>
    </style:style>
    <style:style style:name="P4" style:family="paragraph" style:parent-style-name="Text_20_body">
      <style:paragraph-properties fo:margin-left="0.2in" fo:margin-right="0.2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Caladea" fo:font-size="11pt" fo:font-style="normal" style:text-underline-style="none" fo:font-weight="normal" officeooo:rsid="0004b4e0" officeooo:paragraph-rsid="00095883" style:text-blinking="false" fo:background-color="transparent"/>
    </style:style>
    <style:style style:name="P5" style:family="paragraph" style:parent-style-name="Text_20_body">
      <style:paragraph-properties fo:margin-left="0.2in" fo:margin-right="0.2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Caladea" fo:font-size="11pt" fo:font-style="normal" style:text-underline-style="none" fo:font-weight="normal" officeooo:paragraph-rsid="00095883" style:text-blinking="false" fo:background-color="transparent"/>
    </style:style>
    <style:style style:name="P6" style:family="paragraph" style:parent-style-name="Text_20_body">
      <style:paragraph-properties fo:margin-left="0.2in" fo:margin-right="0.2in" fo:margin-top="0in" fo:margin-bottom="0in" loext:contextual-spacing="false" fo:line-height="179%" fo:text-indent="0in" style:auto-text-indent="false" style:writing-mode="lr-tb"/>
      <style:text-properties style:font-name="Caladea" officeooo:paragraph-rsid="00095883"/>
    </style:style>
    <style:style style:name="P7" style:family="paragraph" style:parent-style-name="Horizontal_20_Line">
      <style:paragraph-properties fo:margin-left="0.2in" fo:margin-right="0.2in" fo:text-indent="0in" style:auto-text-indent="false"/>
      <style:text-properties style:font-name="Caladea" fo:font-size="13pt" fo:font-weight="bold" officeooo:rsid="0004b4e0" officeooo:paragraph-rsid="00095883" style:font-size-asian="13pt" style:font-weight-asian="bold" style:font-size-complex="13pt" style:font-weight-complex="bold"/>
    </style:style>
    <style:style style:name="P8" style:family="paragraph" style:parent-style-name="Horizontal_20_Line">
      <style:paragraph-properties fo:margin-left="0.2in" fo:margin-right="0.2in" fo:text-indent="0in" style:auto-text-indent="false">
        <style:tab-stops>
          <style:tab-stop style:position="0.4374in"/>
        </style:tab-stops>
      </style:paragraph-properties>
      <style:text-properties style:font-name="Caladea" fo:font-size="13pt" fo:font-weight="bold" officeooo:paragraph-rsid="00095883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left="0.2in" fo:margin-right="0.2in" fo:margin-top="0in" fo:margin-bottom="0in" loext:contextual-spacing="false" fo:line-height="200%" fo:text-indent="0in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02e8c0" officeooo:paragraph-rsid="00095883" style:text-blinking="false" fo:background-color="transparent" style:font-size-asian="11pt" style:font-size-complex="11pt"/>
    </style:style>
    <style:style style:name="P10" style:family="paragraph" style:parent-style-name="Text_20_body">
      <style:paragraph-properties fo:margin-left="0.2in" fo:margin-right="0.2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Caladea" fo:font-size="11pt" fo:font-style="normal" style:text-underline-style="none" fo:font-weight="normal" officeooo:paragraph-rsid="00095883" style:text-blinking="false" fo:background-color="transparent"/>
    </style:style>
    <style:style style:name="P11" style:family="paragraph" style:parent-style-name="Text_20_body">
      <style:paragraph-properties fo:margin-left="0.2in" fo:margin-right="0.2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Caladea" fo:font-size="11pt" fo:font-style="normal" style:text-underline-style="none" fo:font-weight="normal" officeooo:rsid="0004b4e0" officeooo:paragraph-rsid="00095883" style:text-blinking="false" fo:background-color="transparent"/>
    </style:style>
    <style:style style:name="P12" style:family="paragraph" style:parent-style-name="Text_20_body">
      <style:paragraph-properties fo:margin-left="0.2in" fo:margin-right="0.2in" fo:margin-top="0in" fo:margin-bottom="0in" loext:contextual-spacing="false" fo:line-height="179%" fo:text-indent="0in" style:auto-text-indent="false" style:writing-mode="lr-tb"/>
      <style:text-properties style:font-name="Caladea" fo:font-weight="bold" officeooo:paragraph-rsid="00095883" style:font-weight-asian="bold" style:font-weight-complex="bold"/>
    </style:style>
    <style:style style:name="P13" style:family="paragraph" style:parent-style-name="Text_20_body">
      <style:paragraph-properties fo:margin-left="0.2in" fo:margin-right="0.2in" fo:margin-top="0in" fo:margin-bottom="0in" loext:contextual-spacing="false" fo:line-height="179%" fo:text-indent="0in" style:auto-text-indent="false" style:writing-mode="lr-tb"/>
      <style:text-properties style:font-name="Caladea" fo:font-size="11pt" officeooo:paragraph-rsid="00095883" style:font-size-asian="11pt" style:font-size-complex="11pt"/>
    </style:style>
    <style:style style:name="P14" style:family="paragraph" style:parent-style-name="Text_20_body">
      <style:paragraph-properties fo:margin-left="0.2in" fo:margin-right="0.2in" fo:margin-top="0in" fo:margin-bottom="0in" loext:contextual-spacing="false" fo:line-height="179%" fo:text-indent="0in" style:auto-text-indent="false" style:writing-mode="lr-tb"/>
      <style:text-properties style:font-name="Caladea" officeooo:paragraph-rsid="00095883"/>
    </style:style>
    <style:style style:name="P15" style:family="paragraph" style:parent-style-name="Text_20_body">
      <style:paragraph-properties fo:margin-left="0.2in" fo:margin-right="0.2in" fo:margin-top="0in" fo:margin-bottom="0in" loext:contextual-spacing="false" fo:line-height="200%" fo:text-indent="0in" style:auto-text-indent="false" style:writing-mode="lr-tb"/>
      <style:text-properties style:font-name="Caladea" officeooo:paragraph-rsid="000c9009"/>
    </style:style>
    <style:style style:name="P16" style:family="paragraph" style:parent-style-name="Text_20_body">
      <style:paragraph-properties fo:margin-left="0.2in" fo:margin-right="0.2in" fo:text-indent="0in" style:auto-text-indent="false"/>
      <style:text-properties style:font-name="Caladea" fo:font-weight="bold" officeooo:paragraph-rsid="00095883" style:font-weight-asian="bold" style:font-weight-complex="bold"/>
    </style:style>
    <style:style style:name="P17" style:family="paragraph" style:parent-style-name="Text_20_body">
      <style:paragraph-properties fo:margin-left="0.2in" fo:margin-right="0.2in" fo:text-indent="0in" style:auto-text-indent="false"/>
      <style:text-properties style:font-name="Caladea" officeooo:paragraph-rsid="00095883"/>
    </style:style>
    <style:style style:name="P18" style:family="paragraph">
      <loext:graphic-properties draw:fill-color="#dddddd"/>
    </style:style>
    <style:style style:name="T1" style:family="text">
      <style:text-properties fo:color="#cccccc" style:font-name="Caladea"/>
    </style:style>
    <style:style style:name="T2" style:family="text">
      <style:text-properties fo:font-variant="normal" fo:text-transform="none" style:text-line-through-style="none" style:text-line-through-type="none" fo:font-size="14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fo:font-size="14pt" fo:font-style="normal" style:text-underline-style="none" fo:font-weight="bold" officeooo:rsid="00058ff5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font-size="14pt" fo:font-style="normal" style:text-underline-style="none" fo:font-weight="bold" officeooo:rsid="0002e8c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2e8c0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1e60c" style:text-blinking="false" fo:background-color="transparent" loext:char-shading-value="0" style:font-size-asian="11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c9009" style:text-blinking="false" fo:background-color="transparent" loext:char-shading-value="0" style:font-size-asian="11pt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58ff5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2e8c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96ab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058ff5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ize="11pt" style:text-underline-style="none" style:text-blinking="false" fo:background-color="transparent" loext:char-shading-value="0" style:font-size-asian="11pt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text-underline-style="none" officeooo:rsid="0004b4e0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officeooo:rsid="000e2719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4b4e0" style:text-blinking="false" fo:background-color="transparent" loext:char-shading-value="0"/>
    </style:style>
    <style:style style:name="T20" style:family="text">
      <style:text-properties officeooo:rsid="000c90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dddddd" draw:textarea-horizontal-align="justify" draw:textarea-vertical-align="middle" draw:auto-grow-height="false" fo:min-height="9.7374in" fo:min-width="3.498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5"><text:span text:style-name="T7"><text:tab/>As a programmer and tech specialist with years of experience expanding and refining my talents, I can rise to meet any challenge.</text:span><text:span text:style-name="T6"> I </text:span><text:span text:style-name="T8">excel in:</text:span></text:p>
      <text:p text:style-name="P15"><text:span text:style-name="T8"><text:tab/></text:span><text:span text:style-name="T9">creating </text:span><text:span text:style-name="T6">programs;</text:span></text:p>
      <text:p text:style-name="P15"><text:span text:style-name="T7"><text:tab/>crafting simulations;</text:span></text:p>
      <text:p text:style-name="P15"><text:span text:style-name="T9"><text:tab/>statistical modeling;</text:span></text:p>
      <text:p text:style-name="P15"><text:span text:style-name="T6"><text:tab/>building</text:span><text:span text:style-name="T15"> </text:span><text:span text:style-name="T6">websites;</text:span></text:p>
      <text:p text:style-name="P15"><text:span text:style-name="T6"><text:tab/>managing database;</text:span></text:p>
      <text:p text:style-name="P15"><text:span text:style-name="T6"><text:tab/>developing</text:span><text:span text:style-name="T15"> </text:span><text:span text:style-name="T6">custom interfaces;</text:span></text:p>
      <text:p text:style-name="P15"><text:span text:style-name="T6"><text:tab/>pulling</text:span><text:span text:style-name="T15"> </text:span><text:span text:style-name="T6">from APIs;</text:span></text:p>
      <text:p text:style-name="P15"><text:span text:style-name="T6"><text:tab/></text:span><text:span text:style-name="T9">debugging &amp; </text:span><text:span text:style-name="T6">troubleshooting. </text:span></text:p>
      <text:p text:style-name="P15"><text:span text:style-name="T6">Using statistical analysis, l am able to crunch data and identify inefficiencies in </text:span><text:span text:style-name="T7">businesses as well as programs</text:span><text:span text:style-name="T6">. I am self-directed and experienced</text:span><text:span text:style-name="T15"> </text:span><text:span text:style-name="T6">in</text:span><text:span text:style-name="T15"> </text:span><text:span text:style-name="T6">leading teams. My past experience and communication skills make me well-suited to developing </text:span><text:span text:style-name="T7">any project.</text:span></text:p>
      <text:p text:style-name="P7">EXPERIENCE</text:p>
      <text:p text:style-name="P13"><text:span text:style-name="T16">• </text:span><text:span text:style-name="T17">Technical Director for Desk</text:span><text:span text:style-name="T18">n</text:span><text:span text:style-name="T17">inja Productions, current employment</text:span><text:span text:style-name="T19">.</text:span></text:p>
      <text:p text:style-name="P4">• Freelance Software Engineer, 3 years.</text:p>
      <text:p text:style-name="P4">• Math and Science <text:span text:style-name="T20">Tutor at</text:span> college level for 5 years.</text:p>
      <text:p text:style-name="P7">EDUCATION</text:p>
      <text:p text:style-name="P17"><text:span text:style-name="T16">• </text:span><text:span text:style-name="T5">BA, Physics Major, Computer Science Minor, Lawrence University, <text:tab/>Appleton, Wisconsin.</text:span></text:p>
      <text:p text:style-name="P6"><text:span text:style-name="T16">• </text:span><text:span text:style-name="T5">Associate, Math and Science, Barstow Community College, Barstow, <text:tab/>California.</text:span></text:p>
      <text:p text:style-name="P6"><text:span text:style-name="T16">• </text:span><text:span text:style-name="T5">Internship with Wisconsin Space Grant Consortium's Balloon Science <text:tab/>team, University of </text:span><text:span text:style-name="T12">Wisconsin Milwaukee, Wisconsin.</text:span></text:p>
      <text:p text:style-name="P5"/>
      <text:p text:style-name="P5"/>
      <text:p text:style-name="P8"><draw:custom-shape text:anchor-type="paragraph" draw:z-index="0" draw:name="Shape1" draw:style-name="gr1" draw:text-style-name="P18" svg:width="3.4988in" svg:height="9.7378in" svg:x="0in" svg:y="0.0118in"><text:p/><draw:enhanced-geometry svg:viewBox="0 0 21600 21600" draw:type="rectangle" draw:enhanced-path="M 0 0 L 21600 0 21600 21600 0 21600 0 0 Z N"/></draw:custom-shape>SKILLS</text:p>
      <text:p text:style-name="P16"><text:span text:style-name="T16">• </text:span><text:span text:style-name="T13">Programming Languages</text:span></text:p>
      <text:p text:style-name="P6"><text:span text:style-name="T16"><text:tab/>◦ </text:span><text:span text:style-name="T5">Python, </text:span><text:span text:style-name="T10">SQL, </text:span><text:span text:style-name="T5">Ruby, HTML, CSS, Java, <text:tab/>JavaScript, D3, Maple, Fortran, <text:tab/><text:tab/>Arduino Language, </text:span><text:span text:style-name="T12">Excel,</text:span><text:span text:style-name="T5"> C++</text:span></text:p>
      <text:p text:style-name="P16"><text:span text:style-name="T16">• </text:span><text:span text:style-name="T14">Statistics</text:span></text:p>
      <text:p text:style-name="P6"><text:span text:style-name="T16"><text:tab/>◦ </text:span><text:span text:style-name="T10">Statistical Analysis, Linear Algebra, <text:tab/>Calculus, </text:span><text:span text:style-name="T12">Statistical Modeling</text:span></text:p>
      <text:p text:style-name="P12"><text:span text:style-name="T16">• </text:span><text:span text:style-name="T13">Hardware Experience</text:span></text:p>
      <text:p text:style-name="P6"><text:span text:style-name="T16"><text:tab/>◦ </text:span><text:span text:style-name="T5">Sensors, scientific equipment, <text:tab/>computers, networks and interfaces <text:tab/>from scratch.</text:span></text:p>
      <text:p text:style-name="P12"><text:span text:style-name="T16">• </text:span><text:span text:style-name="T13">Computational Physics</text:span></text:p>
      <text:p text:style-name="P6"><text:span text:style-name="T16"><text:tab/>◦ </text:span><text:span text:style-name="T5">Developed gravitational simulation of <text:tab/>planetoid formation based on N-body <text:tab/>dynamics, showcasing ability to <text:tab/>create complex programs from scratch <text:tab/></text:span><text:span text:style-name="T11">with interactive visual interfaces.</text:span></text:p>
      <text:p text:style-name="P12"><text:span text:style-name="T16">• </text:span><text:span text:style-name="T13">Teamwork Experience</text:span></text:p>
      <text:p text:style-name="P6"><text:span text:style-name="T16"><text:tab/>◦ </text:span><text:span text:style-name="T5">Supervisor, training others, tutoring, <text:tab/>leading groups, setting goals and taking <text:tab/>charge of a</text:span><text:span text:style-name="T16"> </text:span><text:span text:style-name="T5">situation.</text:span></text:p>
      <text:p text:style-name="P12"><text:span text:style-name="T16">• </text:span><text:span text:style-name="T13">Operating Systems</text:span></text:p>
      <text:p text:style-name="P6"><text:span text:style-name="T16"><text:tab/>◦ </text:span><text:span text:style-name="T5">Windows, Mac and Linux syste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" svg:font-family="Cali"/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Sunburst" draw:style="radial" draw:cx="30%" draw:cy="30%" draw:start-color="#800000" draw:end-color="#ffff00" draw:start-intensity="100%" draw:end-intensity="100%" draw:border="2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808080" style:text-line-through-style="none" style:text-line-through-type="none" style:font-name="Liberation Serif" fo:font-size="22pt" fo:font-style="normal" style:text-underline-style="none" fo:font-weight="bold" officeooo:paragraph-rsid="000517ce" style:text-blinking="false" fo:background-color="transparent"/>
    </style:style>
    <style:style style:name="MP2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cccccc" style:text-line-through-style="none" style:text-line-through-type="none" style:font-name="Caladea" fo:font-size="13pt" fo:font-style="normal" style:text-underline-style="none" fo:font-weight="normal" officeooo:paragraph-rsid="000517ce" style:text-blinking="false" fo:background-color="transparent"/>
    </style:style>
    <style:style style:name="MP3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color="#cccccc" style:font-name="Caladea" officeooo:paragraph-rsid="000517ce"/>
    </style:style>
    <style:style style:name="MT1" style:family="text">
      <style:text-properties fo:color="#cccccc" style:font-name="Caladea"/>
    </style:style>
    <style:style style:name="MT2" style:family="text">
      <style:text-properties fo:font-variant="normal" fo:text-transform="none" style:text-line-through-style="none" style:text-line-through-type="none" fo:font-size="14pt" fo:font-style="normal" style:text-underline-style="none" fo:font-weight="bold" style:text-blinking="false" fo:background-color="transparent" loext:char-shading-value="0"/>
    </style:style>
    <style:style style:name="MT3" style:family="text">
      <style:text-properties fo:font-variant="normal" fo:text-transform="none" style:text-line-through-style="none" style:text-line-through-type="none" fo:font-size="14pt" fo:font-style="normal" style:text-underline-style="none" fo:font-weight="bold" officeooo:rsid="00058ff5" style:text-blinking="false" fo:background-color="transparent" loext:char-shading-value="0"/>
    </style:style>
    <style:style style:name="MT4" style:family="text">
      <style:text-properties fo:font-variant="normal" fo:text-transform="none" style:text-line-through-style="none" style:text-line-through-type="none" fo:font-size="14pt" fo:font-style="normal" style:text-underline-style="none" fo:font-weight="bold" officeooo:rsid="0002e8c0" style:text-blinking="false" fo:background-color="transparent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in" fo:margin-left="0in" fo:margin-right="0in" style:shadow="none" fo:background-color="#eeeeee" style:writing-mode="lr-tb" draw:fill="solid" draw:fill-color="#eeeeee" draw:fill-gradient-name="Grison" draw:opacity="100%" draw:fill-image-width="0in" draw:fill-image-height="0in" style:footnote-max-height="0in">
        <style:columns fo:column-count="2">
          <style:column style:rel-width="7200*" fo:start-indent="0in" fo:end-indent="0in"/>
          <style:column style:rel-width="5040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1.25in" fo:margin-left="0in" fo:margin-right="0in" fo:margin-bottom="0in" style:shadow="none" fo:background-color="#4975ab" style:dynamic-spacing="false" draw:fill="gradient" draw:fill-color="#336699" draw:fill-gradient-name="Tango_20_Blue" draw:gradient-step-count="63" draw:opacity="100%" draw:fill-image-width="0in" draw:fill-image-height="0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-0.0311in" svg:y="0in" svg:width="1.1409in" svg:height="1.25in" draw:z-index="1"><draw:image xlink:href="Pictures/1000020100000190000001B6CA9C0069CA83B167.png" xlink:type="simple" xlink:show="embed" xlink:actuate="onLoad"/></draw:frame><text:tab/><text:span text:style-name="MT1">Lawrence Glenn</text:span></text:p>
        <text:p text:style-name="MP2"><text:tab/>lawrence.o.glenn@gmail.com | 760-447-2058</text:p>
        <text:p text:style-name="MP3"><text:span text:style-name="MT2"><text:tab/>| </text:span><text:span text:style-name="MT3">Data Scientist &amp; </text:span><text:span text:style-name="MT4">Software Engineer</text:span><text:span text:style-name="MT2"> |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01:56:10.807884027</meta:creation-date>
    <dc:date>2019-10-11T15:04:33.518726629</dc:date>
    <meta:editing-duration>PT46M18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1" meta:paragraph-count="34" meta:word-count="253" meta:character-count="1852" meta:non-whitespace-character-count="1599"/>
  </office:meta>
</office:document-meta>
</file>